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3.223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Threshold</text:p>
            <draw:frame table:end-cell-address="Sheet1.L43" table:end-x="0.624cm" table:end-y="0.032cm" draw:z-index="0" draw:style-name="gr1" svg:width="28cm" svg:height="19cm" svg:x="0cm" svg:y="0cm">
              <draw:object draw:notify-on-update-of-ranges="Sheet1.A2:Sheet1.A41 Sheet1.B1:Sheet1.B1 Sheet1.B2:Sheet1.B41 Sheet1.C1:Sheet1.C1 Sheet1.C2:Sheet1.C41 Sheet1.D1:Sheet1.D1 Sheet1.D2:Sheet1.D4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string">
            <text:p>Features matched</text:p>
          </table:table-cell>
          <table:table-cell office:value-type="string">
            <text:p>Features not matched</text:p>
          </table:table-cell>
          <table:table-cell office:value-type="string">
            <text:p>False positiv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794">
            <text:p>79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101cm" fo:margin-bottom="0.101cm" fo:margin-left="0.101cm" fo:margin-right="0.1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4">14/04/2012</text:date>, <text:time>09:4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14T09:43:08.34</dc:date>
    <dc:creator>Ben Meadows</dc:creator>
    <meta:generator>OpenOffice.org/3.2$Win32 OpenOffice.org_project/320m18$Build-9502</meta:generator>
    <meta:editing-duration>PT00H01M05S</meta:editing-duration>
    <meta:editing-cycles>1</meta:editing-cycles>
    <meta:document-statistic meta:table-count="1" meta:cell-count="1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5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001cm" svg:height="19.001cm" xlink:href=".." chart:class="chart:line" chart:style-name="ch1">
        <chart:legend chart:legend-position="end" svg:x="24.013cm" svg:y="8.765cm" chart:style-name="ch2"/>
        <chart:plot-area chart:style-name="ch3" table:cell-range-address="Sheet1.A1:Sheet1.D41" chart:data-source-has-labels="both" svg:x="0.919cm" svg:y="0.38cm" svg:width="22.535cm" svg:height="17.682cm">
          <chart:axis chart:dimension="x" chart:name="primary-x" chart:style-name="ch4">
            <chart:title svg:x="11.745cm" svg:y="17.844cm" chart:style-name="ch5">
              <text:p>Threshold</text:p>
            </chart:title>
            <chart:categories table:cell-range-address="Sheet1.A2:Sheet1.A41"/>
          </chart:axis>
          <chart:axis chart:dimension="y" chart:name="primary-y" chart:style-name="ch6">
            <chart:title svg:x="0.561cm" svg:y="9.212cm" chart:style-name="ch7">
              <text:p>Hits</text:p>
            </chart:title>
            <chart:grid chart:style-name="ch8" chart:class="major"/>
          </chart:axis>
          <chart:series chart:style-name="ch9" chart:values-cell-range-address="Sheet1.B2:Sheet1.B41" chart:label-cell-address="Sheet1.B1:Sheet1.B1" chart:class="chart:line">
            <chart:data-point chart:repeated="40"/>
          </chart:series>
          <chart:series chart:style-name="ch10" chart:values-cell-range-address="Sheet1.C2:Sheet1.C41" chart:label-cell-address="Sheet1.C1:Sheet1.C1" chart:class="chart:line">
            <chart:data-point chart:repeated="40"/>
          </chart:series>
          <chart:series chart:style-name="ch11" chart:values-cell-range-address="Sheet1.D2:Sheet1.D41" chart:label-cell-address="Sheet1.D1:Sheet1.D1" chart:class="chart:line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Features matched</text:p>
              </table:table-cell>
              <table:table-cell office:value-type="string">
                <text:p text:id="Sheet1.C1:Sheet1.C1">Features not matched</text:p>
              </table:table-cell>
              <table:table-cell office:value-type="string">
                <text:p text:id="Sheet1.D1:Sheet1.D1">False positives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41">1</text:p>
              </table:table-cell>
              <table:table-cell office:value-type="float" office:value="40">
                <text:p text:id="Sheet1.B2:Sheet1.B41">40</text:p>
              </table:table-cell>
              <table:table-cell office:value-type="float" office:value="1">
                <text:p text:id="Sheet1.C2:Sheet1.C41">1</text:p>
              </table:table-cell>
              <table:table-cell office:value-type="float" office:value="794">
                <text:p text:id="Sheet1.D2:Sheet1.D41">7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